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svg:stroke-color="#111111" draw:fill="solid" draw:fill-color="#ffd320" draw:textarea-horizontal-align="justify" draw:textarea-vertical-align="middle" draw:auto-grow-height="false" draw:shadow="visible"/>
    </style:style>
    <style:style style:name="gr3" style:family="graphic" style:parent-style-name="objectwithoutfill">
      <style:graphic-properties svg:stroke-color="#111111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111111" draw:fill-color="#ffd320" draw:textarea-horizontal-align="justify" draw:textarea-vertical-align="middle" draw:auto-grow-height="false" draw:shadow="visible"/>
    </style:style>
    <style:style style:name="gr7" style:family="graphic" style:parent-style-name="standard">
      <style:graphic-properties svg:stroke-color="#111111" draw:fill="none" draw:textarea-horizontal-align="justify" draw:textarea-vertical-align="middle" draw:auto-grow-height="false"/>
    </style:style>
    <style:style style:name="gr8" style:family="graphic" style:parent-style-name="standard">
      <style:graphic-properties svg:stroke-color="#111111" draw:fill="none" draw:textarea-vertical-align="middle" draw:auto-grow-height="false" fo:min-height="0.749cm" fo:min-width="0.499cm"/>
    </style:style>
    <style:style style:name="gr9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3pt" style:font-size-asian="13pt" style:font-size-complex="13pt"/>
    </style:style>
    <style:style style:name="P2" style:family="paragraph">
      <style:paragraph-properties fo:text-align="center"/>
    </style:style>
    <style:style style:name="P3" style:family="paragraph"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6cm" svg:height="2cm" svg:x="6.6cm" svg:y="6.8cm">
          <text:p text:style-name="P1"><text:span text:style-name="T1">msg</text:span></text:p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cm" svg:height="9.3cm" svg:x="9.6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9.6cm" svg:y1="7.5cm" svg:x2="12.4cm" svg:y2="7.5cm">
          <text:p/>
        </draw:line>
        <draw:line draw:style-name="gr3" draw:text-style-name="P2" xml:id="id4" draw:id="id4" draw:layer="layout" svg:x1="9.6cm" svg:y1="6.7cm" svg:x2="12.4cm" svg:y2="6.7cm">
          <text:p/>
        </draw:line>
        <draw:line draw:style-name="gr3" draw:text-style-name="P2" draw:layer="layout" svg:x1="9.6cm" svg:y1="9.1cm" svg:x2="12.4cm" svg:y2="9.1cm">
          <text:p/>
        </draw:line>
        <draw:line draw:style-name="gr3" draw:text-style-name="P2" draw:layer="layout" svg:x1="9.6cm" svg:y1="8.3cm" svg:x2="12.4cm" svg:y2="8.3cm">
          <text:p/>
        </draw:line>
        <draw:line draw:style-name="gr3" draw:text-style-name="P2" draw:layer="layout" svg:x1="9.6cm" svg:y1="10.7cm" svg:x2="12.4cm" svg:y2="10.7cm">
          <text:p/>
        </draw:line>
        <draw:line draw:style-name="gr3" draw:text-style-name="P2" draw:layer="layout" svg:x1="9.6cm" svg:y1="9.9cm" svg:x2="12.4cm" svg:y2="9.9cm">
          <text:p/>
        </draw:line>
        <draw:line draw:style-name="gr3" draw:text-style-name="P2" draw:layer="layout" svg:x1="9.6cm" svg:y1="12.3cm" svg:x2="12.4cm" svg:y2="12.3cm">
          <text:p/>
        </draw:line>
        <draw:line draw:style-name="gr3" draw:text-style-name="P2" draw:layer="layout" svg:x1="9.6cm" svg:y1="11.5cm" svg:x2="12.4cm" svg:y2="11.5cm">
          <text:p/>
        </draw:line>
        <draw:frame draw:style-name="gr4" draw:text-style-name="P3" draw:layer="layout" svg:width="1.843cm" svg:height="0.763cm" svg:x="10.3cm" svg:y="6.8cm">
          <draw:text-box>
            <text:p><text:span text:style-name="T1">&amp;msg</text:span></text:p>
          </draw:text-box>
        </draw:frame>
        <draw:line draw:style-name="gr5" draw:text-style-name="P2" draw:layer="layout" svg:x1="10.3cm" svg:y1="7.1cm" svg:x2="8.4cm" svg:y2="7.1cm">
          <text:p/>
        </draw:line>
        <draw:frame draw:style-name="gr4" draw:text-style-name="P3" xml:id="id2" draw:id="id2" draw:layer="layout" svg:width="1.843cm" svg:height="0.763cm" svg:x="10.301cm" svg:y="8.401cm">
          <draw:text-box>
            <text:p text:style-name="P2"><text:span text:style-name="T1">0</text:span></text:p>
          </draw:text-box>
        </draw:frame>
        <draw:custom-shape draw:style-name="gr6" draw:text-style-name="P2" draw:layer="layout" svg:width="3.5cm" svg:height="3.2cm" svg:x="13.4cm" svg:y="5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4cm" svg:height="0.8cm" svg:x="13.6cm" svg:y="6.1cm">
          <text:p text:style-name="P2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4cm" svg:height="0.8cm" svg:x="13.6cm" svg:y="7.2cm">
          <text:p text:style-name="P2"><text:span text:style-name="T1">nrofmsg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3.6cm" svg:y1="6.5cm" svg:x2="11.8cm" svg:y2="6.7cm">
          <text:p/>
        </draw:line>
        <draw:custom-shape draw:style-name="gr8" draw:text-style-name="P2" draw:layer="layout" svg:width="0.6cm" svg:height="1.6cm" svg:x="12.7cm" svg:y="6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3" draw:layer="layout" svg:width="1.843cm" svg:height="0.763cm" svg:x="10.301cm" svg:y="7.501cm">
          <draw:text-box>
            <text:p><text:span text:style-name="T1">&amp;msg</text:span></text:p>
          </draw:text-box>
        </draw:frame>
        <draw:line draw:style-name="gr5" draw:text-style-name="P2" draw:layer="layout" svg:x1="10.301cm" svg:y1="7.9cm" svg:x2="8.4cm" svg:y2="9.3cm">
          <text:p/>
        </draw:line>
        <draw:custom-shape draw:style-name="gr1" draw:text-style-name="P1" draw:layer="layout" svg:width="1.6cm" svg:height="2cm" svg:x="6.6cm" svg:y="9.1cm">
          <text:p text:style-name="P1"><text:span text:style-name="T1">msg</text:span></text:p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frame draw:style-name="gr9" draw:text-style-name="P3" xml:id="id3" draw:id="id3" draw:layer="layout" svg:width="5.023cm" svg:height="0.763cm" svg:x="11.8cm" svg:y="3.5cm">
          <draw:text-box>
            <text:p text:style-name="P3"><text:span text:style-name="T1">Next Reading Position</text:span></text:p>
          </draw:text-box>
        </draw:frame>
        <draw:frame draw:style-name="gr9" draw:text-style-name="P3" xml:id="id1" draw:id="id1" draw:layer="layout" svg:width="4.735cm" svg:height="0.763cm" svg:x="12.9cm" svg:y="12.237cm">
          <draw:text-box>
            <text:p text:style-name="P3"><text:span text:style-name="T1">Next Writing Position</text:span></text:p>
          </draw:text-box>
        </draw:frame>
        <draw:connector draw:style-name="gr5" draw:text-style-name="P2" draw:layer="layout" svg:x1="12.9cm" svg:y1="12.618cm" svg:x2="11.222cm" svg:y2="9.164cm" draw:start-shape="id1" draw:start-glue-point="3" draw:end-shape="id2" svg:d="M12900 12618h-1678v-3454" svg:viewBox="0 0 1679 3455">
          <text:p/>
        </draw:connector>
        <draw:connector draw:style-name="gr5" draw:text-style-name="P2" draw:layer="layout" svg:x1="11.8cm" svg:y1="3.881cm" svg:x2="11cm" svg:y2="6.7cm" draw:start-shape="id3" draw:start-glue-point="3" draw:end-shape="id4" draw:end-glue-point="0" svg:d="M11800 3881h-800v2819" svg:viewBox="0 0 801 2820">
          <text:p/>
        </draw:connector>
        <draw:frame draw:style-name="gr10" draw:layer="layout" svg:width="3.817cm" svg:height="0.962cm" svg:x="5.2cm" svg:y="15.4cm">
          <draw:text-box>
            <text:p>== Write ==</text:p>
          </draw:text-box>
        </draw:frame>
        <draw:frame draw:style-name="gr10" draw:text-style-name="P3" draw:layer="layout" svg:width="11.957cm" svg:height="1.275cm" svg:x="5.143cm" svg:y="16.3cm">
          <draw:text-box>
            <text:p text:style-name="P3"><text:span text:style-name="T1">1. atomic cmpxchg( &amp;writepos, 0, &amp;msg)</text:span></text:p>
            <text:p text:style-name="P3"><text:span text:style-name="T1">2. atomic cmpxchg( &amp;next_and_nrofmsg, oldval, newval</text:span><text:span text:style-name="T1">)</text:span></text:p>
          </draw:text-box>
        </draw:frame>
        <draw:frame draw:style-name="gr9" draw:text-style-name="P3" draw:layer="layout" svg:width="4.287cm" svg:height="1.275cm" svg:x="13.6cm" svg:y="9.337cm">
          <draw:text-box>
            <text:p text:style-name="P1"><text:span text:style-name="T1">Merged as</text:span></text:p>
            <text:p text:style-name="P3"><text:span text:style-name="T1">next_and_nrofmsg</text:span></text:p>
          </draw:text-box>
        </draw:frame>
        <draw:custom-shape draw:style-name="gr8" draw:text-style-name="P2" draw:layer="layout" svg:width="0.75cm" svg:height="3.4cm" draw:transform="rotate (-1.5707963267949) translate (16.9cm 8.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layer="layout" svg:width="3.859cm" svg:height="0.962cm" svg:x="5.201cm" svg:y="17.501cm">
          <draw:text-box>
            <text:p>== Read ==</text:p>
          </draw:text-box>
        </draw:frame>
        <draw:frame draw:style-name="gr10" draw:text-style-name="P3" draw:layer="layout" svg:width="11.957cm" svg:height="1.275cm" svg:x="5.144cm" svg:y="18.401cm">
          <draw:text-box>
            <text:p text:style-name="P3"><text:span text:style-name="T1">1. atomic cmpxchg( &amp;next_and_nrofmsg, oldval, newval)</text:span></text:p>
            <text:p text:style-name="P3"><text:span text:style-name="T1">2. atomic cmpxchg( &amp;old_readpos, &amp;msg, 0)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9T09:35:37.996587044</meta:creation-date>
    <dc:date>2014-09-29T10:01:46.604708590</dc:date>
    <meta:editing-duration>PT10M45S</meta:editing-duration>
    <meta:editing-cycles>1</meta:editing-cycles>
    <meta:document-statistic meta:object-count="31"/>
    <meta:generator>LibreOffice/4.2.6.3$Linux_x86 LibreOffice_project/420m0$Build-3</meta:generator>
  </office:meta>
</office:document-meta>
</file>